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1" svg:font-family="Tahoma"/>
    <style:font-face style:name="Times New Roman" svg:font-family="'Times New Roman', serif"/>
    <style:font-face style:name="Courier New" svg:font-family="'Courier New'"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4925in" fo:margin-right="0in" fo:text-indent="0in" style:auto-text-indent="false"/>
      <style:text-properties fo:color="#000000" style:font-name="Times New Roman" fo:font-size="11pt"/>
    </style:style>
    <style:style style:name="P3" style:family="paragraph" style:parent-style-name="Text_20_body">
      <style:paragraph-properties fo:margin-left="0.75in" fo:margin-right="0in" fo:text-indent="0in" style:auto-text-indent="false"/>
    </style:style>
    <style:style style:name="P4" style:family="paragraph" style:parent-style-name="Text_20_body">
      <style:paragraph-properties fo:margin-left="0.9846in" fo:margin-right="0in" fo:text-indent="0in" style:auto-text-indent="false"/>
    </style:style>
    <style:style style:name="P5" style:family="paragraph" style:parent-style-name="Text_20_body">
      <style:paragraph-properties fo:margin-left="0.9846in" fo:margin-right="0in" fo:text-indent="0in" style:auto-text-indent="false"/>
      <style:text-properties style:font-name="Courier New"/>
    </style:style>
    <style:style style:name="P6" style:family="paragraph" style:parent-style-name="Standard" style:list-style-name="L3"/>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4">
      <style:paragraph-properties fo:margin-left="0in" fo:margin-right="0in" fo:text-indent="0in" style:auto-text-indent="false"/>
    </style:style>
    <style:style style:name="P13" style:family="paragraph" style:parent-style-name="Text_20_body" style:list-style-name="L3">
      <style:paragraph-properties fo:margin-left="0in" fo:margin-right="0in" fo:text-indent="0in" style:auto-text-indent="false"/>
    </style:style>
    <style:style style:name="P14" style:family="paragraph" style:parent-style-name="Text_20_body" style:list-style-name="L6">
      <style:paragraph-properties fo:margin-left="0in" fo:margin-right="0in" fo:text-indent="0in" style:auto-text-indent="false"/>
      <style:text-properties fo:color="#000000" style:font-name="Times New Roman" fo:font-size="11pt"/>
    </style:style>
    <style:style style:name="P15" style:family="paragraph" style:parent-style-name="Text_20_body" style:list-style-name="L7">
      <style:paragraph-properties fo:margin-left="0.4925in" fo:margin-right="0in" fo:text-indent="0in" style:auto-text-indent="false"/>
    </style:style>
    <style:style style:name="P16" style:family="paragraph" style:parent-style-name="Text_20_body" style:list-style-name="L8">
      <style:paragraph-properties fo:margin-left="0.4925in" fo:margin-right="0in" fo:text-indent="0in" style:auto-text-indent="false"/>
    </style:style>
    <style:style style:name="T1" style:family="text">
      <style:text-properties fo:font-style="normal" style:font-style-asian="normal" style:font-style-complex="normal"/>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style:font-name="Courier New"/>
    </style:style>
    <style:style style:name="T5" style:family="text">
      <style:text-properties style:font-name="Thorndale"/>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25in" text:min-label-width="0.25in"/>
        <style:text-properties style:font-name="StarSymbol"/>
      </text:list-level-style-bullet>
      <text:list-level-style-bullet text:level="7" text:style-name="Bullet_20_Symbols" style:num-suffix="." text:bullet-char="●">
        <style:list-level-properties text:space-before="2.75in" text:min-label-width="0.25in"/>
        <style:text-properties style:font-name="StarSymbol"/>
      </text:list-level-style-bullet>
      <text:list-level-style-bullet text:level="8" text:style-name="Bullet_20_Symbols" style:num-suffix="." text:bullet-char="○">
        <style:list-level-properties text:space-before="3.25in" text:min-label-width="0.25in"/>
        <style:text-properties style:font-name="StarSymbol"/>
      </text:list-level-style-bullet>
      <text:list-level-style-bullet text:level="9" text:style-name="Bullet_20_Symbols" style:num-suffix="." text:bullet-char="■">
        <style:list-level-properties text:space-before="3.75in" text:min-label-width="0.25in"/>
        <style:text-properties style:font-name="StarSymbol"/>
      </text:list-level-style-bullet>
      <text:list-level-style-bullet text:level="10" text:style-name="Bullet_20_Symbols" style:num-suffix="." text:bullet-char="●">
        <style:list-level-properties text:space-before="4.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ule 3 Demo 10: Examining JIT Compilation Activity</text:h>
      <text:p text:style-name="Text_20_body">This exercise uses various tools to examine the JIT compilation activity.</text:p>
      <text:p text:style-name="Text_20_body">Slide id: 116</text:p>
      <text:h text:style-name="Heading_20_3" text:outline-level="3">Required Software</text:h>
      <text:list text:style-name="L1">
        <text:list-item>
          <text:p text:style-name="P7">Any OS</text:p>
        </text:list-item>
        <text:list-item>
          <text:p text:style-name="P7">JDK 1.6 or higher</text:p>
        </text:list-item>
      </text:list>
      <text:p text:style-name="P1">Note: Although you can launch VisualVM using JDK 1.4.2, the use of a later version of the JDK <text:s/>will enable the use of additional VisualVM features. (For additional information, eee the feature matrix on <text:a xlink:type="simple" xlink:href="https://visualvm.dev.java.net/">https://visualvm.dev.java.net</text:a>). </text:p>
      <text:list text:style-name="L1">
        <text:list-item text:start-value="1">
          <text:p text:style-name="P7">VisualVM</text:p>
        </text:list-item>
      </text:list>
      <text:p text:style-name="P1">VisualVM is included in Java SE 6 update 7 (jdk 1.6.0_u7). If you are running an earlier version of Java SE you can download VisualVM from: <text:a xlink:type="simple" xlink:href="http://visualvm.dev.java.net/">http://visualvm.dev.java.net</text:a>. </text:p>
      <text:list text:style-name="L1">
        <text:list-item text:start-value="1">
          <text:p text:style-name="P7">Java2Demo </text:p>
        </text:list-item>
      </text:list>
      <text:p text:style-name="P1">Located in: &lt;JDK install dir&gt;/demo/jfc/Java2D/Java2Demo.jar</text:p>
      <text:h text:style-name="Heading_20_3" text:outline-level="3">Objective</text:h>
      <text:list text:style-name="L2">
        <text:list-item>
          <text:p text:style-name="P8">Examine the JIT compilation activity using with JConsole, VisualVM, VisualGC, jstat tools and -XX:+PrintCompilation command line option.</text:p>
        </text:list-item>
      </text:list>
      <text:h text:style-name="Heading_20_3" text:outline-level="3">Background</text:h>
      <text:p text:style-name="Text_20_body">There are several ways to monitor HotSpot dynamic (JIT) compilation activity. Although the result of dynamic compilation results in a faster running application, dynamic compilation requires computing resources such as CPU cycles and memory to do its work. Hence, it is useful to observe dynamic compiler behavior. Monitoring dynamic compiler activity is also useful when wanting to identify methods which are being optimized or in some cases de-optimized and re-optimized. A method can be de-optimized and re-optimized when the dynamic compiler has made some initial assumptions in an optimization which later turned out to be incorrect. To address this scenario, the HotSpot dynamic compiler will discard the previous optimization and re-optimize the method based on the new information is has obtained.</text:p>
      <text:h text:style-name="Heading_20_3" text:outline-level="3">Preparations</text:h>
      <text:p text:style-name="Text_20_body">Verify and if required download and install VisualVM.</text:p>
      <text:list text:style-name="L3">
        <text:list-item>
          <text:p text:style-name="P9">Verify if you are running Java SE 6 update 7 or later. To check enter the following command on a terminal window:</text:p>
        </text:list-item>
      </text:list>
      <text:p text:style-name="P1"><text:s/>java -version</text:p>
      <text:list text:style-name="L4">
        <text:list-item>
          <text:list>
            <text:list-header>
              <text:p text:style-name="P12">If the response is: java version "1.6.0_07" or later you can bypass the following VisualVM installation step.</text:p>
            </text:list-header>
          </text:list>
        </text:list-item>
      </text:list>
      <text:list text:style-name="L3" text:continue-numbering="true">
        <text:list-header>
          <text:p text:style-name="P6"/>
        </text:list-header>
        <text:list-item>
          <text:p text:style-name="P13"><text:soft-page-break/>Down load and <text:s/>install VisualVM from <text:a xlink:type="simple" xlink:href="http://visualvm.dev.java.net/">http://visualvm.dev.java.net</text:a>. </text:p>
        </text:list-item>
        <text:list-item>
          <text:p text:style-name="P13">Add the bin subdirectory of the VisualVM install directory to the OS PATH variable.</text:p>
        </text:list-item>
      </text:list>
      <text:p text:style-name="Text_20_body">Install VisualGC plugin for VisualVM.</text:p>
      <text:list text:style-name="L3">
        <text:list-item text:start-value="1">
          <text:p text:style-name="P9">Launch VisualVM</text:p>
        </text:list-item>
      </text:list>
      <text:p text:style-name="P1">If you are using <text:s/>Java SE 6 update 7 or later run the following command in a terminal window:</text:p>
      <text:list text:style-name="L5">
        <text:list-item>
          <text:list>
            <text:list-header>
              <text:p text:style-name="P10">jvisualvm</text:p>
            </text:list-header>
          </text:list>
        </text:list-item>
      </text:list>
      <text:p text:style-name="P1">If you had installed VisualVM in step 1, run the following command in a terminal window:</text:p>
      <text:p text:style-name="P3">visualvm</text:p>
      <text:list text:style-name="L3" text:continue-numbering="true">
        <text:list-item>
          <text:p text:style-name="P9">Within Java VisualVM, download and install the VisualGC plug-in by selecting Tools &gt; Plugins menu option. </text:p>
        </text:list-item>
      </text:list>
      <text:p text:style-name="P1">On the Available Plug-ins tab, select the VisualGC Plug-in and press the "Install" button. Click through the installer wizard to install VisualGC plug-in. </text:p>
      <text:p text:style-name="P1">Close the Plug-ins window.</text:p>
      <text:list text:style-name="L3" text:continue-numbering="true">
        <text:list-item>
          <text:p text:style-name="P9">Exit VisualVM.</text:p>
        </text:list-item>
      </text:list>
      <text:h text:style-name="Heading_20_3" text:outline-level="3">Instructions</text:h>
      <text:list text:style-name="L6">
        <text:list-item text:start-value="1">
          <text:p text:style-name="P11">Open a command line window and and change directory to the Java2D demo directory:</text:p>
        </text:list-item>
      </text:list>
      <text:p text:style-name="P1">cd &lt;JDK install dir&gt;<text:span text:style-name="T1">/demo/jfc/Java2D</text:span></text:p>
      <text:list text:style-name="L6" text:continue-numbering="true">
        <text:list-item>
          <text:p text:style-name="P11">In a different command line window, run the Java2Demo. It is located in the &lt;JDK install dir&gt;<text:span text:style-name="T2">/demo/jfc/Java2D/</text:span> directory. </text:p>
        </text:list-item>
      </text:list>
      <text:p text:style-name="P1">java -client -Xmx12m -Xms3m -Xmn1m -XX:MaxPermSize=3m -XX:PermSize=1m <text:s text:c="2"/><text:line-break/>-jar <text:s/>Java2Demo.jar </text:p>
      <text:list text:style-name="L6" text:continue-numbering="true">
        <text:list-item>
          <text:p text:style-name="P11">Start JConsole by entering the following command on a command line window.</text:p>
        </text:list-item>
      </text:list>
      <text:p text:style-name="P1">jconsole</text:p>
      <text:p text:style-name="P2">When JConsole is launched it automatically discovers running Java applications and presents a connect to dialog.</text:p>
      <text:list text:style-name="L6" text:continue-numbering="true">
        <text:list-item>
          <text:p text:style-name="P14">Connect to the Java2Demo application.</text:p>
        </text:list-item>
        <text:list-item>
          <text:p text:style-name="P11">Click on the VM Summary tab in JConsole and look at the values for <text:span text:style-name="T4">Total</text:span><text:span text:style-name="T5"> </text:span><text:span text:style-name="T4">Compile time</text:span>, <text:span text:style-name="T4">JIT</text:span><text:span text:style-name="T5"> </text:span><text:span text:style-name="T4">Compiler</text:span>, <text:span text:style-name="T4">Process</text:span><text:span text:style-name="T5"> </text:span><text:span text:style-name="T4">CPU</text:span><text:span text:style-name="T5"> </text:span><text:span text:style-name="T4">Time</text:span> and <text:span text:style-name="T4">Uptime</text:span>. These fields provide a sense of how many CPU cycles are being spent making optimizations. </text:p>
        </text:list-item>
        <text:list-item>
          <text:p text:style-name="P11">Examine the attributes accessible through <text:span text:style-name="T4">MBean</text:span> instances on the <text:span text:style-name="T4">MBeans</text:span> tab, under the <text:span text:style-name="T4">java</text:span>.<text:span text:style-name="T4">lang</text:span>.<text:span text:style-name="T4">Compilation</text:span>.<text:span text:style-name="T4">Attributes</text:span> node. </text:p>
        </text:list-item>
        <text:list-item>
          <text:p text:style-name="P11">Exit JConsole.</text:p>
        </text:list-item>
        <text:list-item>
          <text:p text:style-name="P11">Launch VisualVM</text:p>
        </text:list-item>
      </text:list>
      <text:list text:style-name="L7">
        <text:list-item>
          <text:p text:style-name="P15">If you are using <text:s/>Java SE 6 update 7 or later run the following command in a command line window:</text:p>
        </text:list-item>
      </text:list>
      <text:p text:style-name="P4">jvisualvm</text:p>
      <text:list text:style-name="L8">
        <text:list-item>
          <text:p text:style-name="P16"><text:soft-page-break/>If you had installed <text:span text:style-name="T4">VisualVM</text:span> in step 1, run the following command in a command line window:</text:p>
        </text:list-item>
      </text:list>
      <text:p text:style-name="P5">visualvm</text:p>
      <text:list text:style-name="L6" text:continue-numbering="true">
        <text:list-item>
          <text:p text:style-name="P11">Click on the <text:span text:style-name="T4">Java2Demo</text:span> list item in the left panel Java2Demo monitoring information on the right. </text:p>
        </text:list-item>
      </text:list>
      <text:p text:style-name="P1">You should observe the JVM listed as the <text:span text:style-name="T4">HotSpot</text:span><text:span text:style-name="T5"> </text:span><text:span text:style-name="T4">Client</text:span><text:span text:style-name="T5"> </text:span><text:span text:style-name="T4">VM</text:span> on the <text:span text:style-name="T4">Overview</text:span> tab.</text:p>
      <text:list text:style-name="L6" text:continue-numbering="true">
        <text:list-item>
          <text:p text:style-name="P11">Click on the <text:span text:style-name="T4">VisualGC</text:span> tab and select the Java2Demo as the application to monitor. </text:p>
        </text:list-item>
        <text:list-item>
          <text:p text:style-name="P11">Watch the Compile Time panel on the right. You will observe a spike or blip associated with each time a compilation activity is takes place. <text:s/></text:p>
        </text:list-item>
        <text:list-item>
          <text:p text:style-name="P11">Go to the Java2Demo GUI and slowly click on each tab. Observe what occurs in the <text:span text:style-name="T4">Compile</text:span><text:span text:style-name="T5"> </text:span><text:span text:style-name="T4">Time</text:span> panel of <text:span text:style-name="T4">VisualGC</text:span>. As optimizations are performed by the JVM's JIT compiler, you will observe <text:s/>blips or spikes in <text:span text:style-name="T4">VisualGC</text:span>'s <text:span text:style-name="T4">Compile</text:span> <text:span text:style-name="T4">Time</text:span> panel. The <text:span text:style-name="T4">Compile</text:span> <text:span text:style-name="T4">Time</text:span> panel will also display the number of compilations and the time spent doing the optimizations. </text:p>
        </text:list-item>
        <text:list-item>
          <text:p text:style-name="P11">Quit the <text:span text:style-name="T4">VisualVM</text:span> utility.</text:p>
        </text:list-item>
        <text:list-item>
          <text:p text:style-name="P11">Run the <text:span text:style-name="T4">jps</text:span> command (with the -l option) from a command line window to obtain the vmid of the executing Java2Demo application.</text:p>
        </text:list-item>
      </text:list>
      <text:p text:style-name="P1"><text:span text:style-name="T4">jps</text:span> <text:span text:style-name="T4">-l</text:span></text:p>
      <text:list text:style-name="L6" text:continue-numbering="true">
        <text:list-item>
          <text:p text:style-name="P11">Use the vmid obtained in the previous step, to run the jstat command as follows:</text:p>
        </text:list-item>
      </text:list>
      <text:p text:style-name="P1"><text:s/><text:span text:style-name="T4">jstat</text:span> <text:span text:style-name="T4">-printcompilaton</text:span> &lt;vmid&gt; <text:span text:style-name="T4">500</text:span> </text:p>
      <text:p text:style-name="P1">The <text:span text:style-name="T4">jstat</text:span> utility prints the last JIT compiled method in the 500 milli second duration window. This information is of limited interest since it basically indicates the JIT compiler <text:s/>did something. </text:p>
      <text:list text:style-name="L6" text:continue-numbering="true">
        <text:list-item>
          <text:p text:style-name="P11">Quit <text:span text:style-name="T4">jstat</text:span> and shutdown the <text:span text:style-name="T4">Java2Demo</text:span> application.</text:p>
        </text:list-item>
        <text:list-item>
          <text:p text:style-name="P11">Restart the Java2Demo with the -XX:+PrintCompilation flag: <text:line-break/><text:span text:style-name="T4">java -client -Xmx12m -Xms3m -Xmn1m -XX:MaxPermSize=3m <text:line-break/>-XX:PermSize=1m</text:span> <text:span text:style-name="T4">-XX:+PrintCompilation -jar Java2Demo.jar</text:span> </text:p>
        </text:list-item>
      </text:list>
      <text:p text:style-name="P1">The <text:span text:style-name="T4">-XX:+PrintCompilation</text:span> option prints output for every JIT compiled method. The next overhead slide provides an explanation of the output. </text:p>
      <text:h text:style-name="Heading_20_3" text:outline-level="3">Instructor Notes</text:h>
      <text:list text:style-name="L6" text:continue-numbering="true">
        <text:list-header>
          <text:p text:style-name="P11">To get further information about what the JIT compiler is doing, you can use a <text:span text:style-name="T3">debug</text:span> JVM. <text:span text:style-name="T1">Debug</text:span> JVMs are special builds with additional troubleshooting capabilities. With a debug JVM you can see the optimized assembly code using the -<text:span text:style-name="T4">XX:+PrintOptoAssembly</text:span>. But, if you are not well versed in understanding assembly language, you may want to enlist some help from a JIT compiler engineer. If the instructor feels comfortable talking about assembly language, a debug version of the JVM could be installed and the Java2Demo program started with the additional <text:span text:style-name="T4">-XX:+PrintOptoAssembly</text:span>. </text:p>
          <text:p text:style-name="P1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1" svg:font-family="Tahoma"/>
    <style:font-face style:name="Times New Roman" svg:font-family="'Times New Roman', serif"/>
    <style:font-face style:name="Courier New" svg:font-family="'Courier New'"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asok</meta:initial-creator>
    <meta:creation-date>2008-06-26T11:17:04</meta:creation-date>
    <dc:creator>charlie hunt</dc:creator>
    <dc:date>2008-07-30T13:17:41</dc:date>
    <dc:language>en-US</dc:language>
    <meta:editing-cycles>24</meta:editing-cycles>
    <meta:editing-duration>PT12H35M10S</meta:editing-duration>
    <meta:user-defined meta:name="Info 1"/>
    <meta:user-defined meta:name="Info 2"/>
    <meta:user-defined meta:name="Info 3"/>
    <meta:user-defined meta:name="Info 4"/>
    <meta:document-statistic meta:table-count="0" meta:image-count="0" meta:object-count="0" meta:page-count="3" meta:paragraph-count="65" meta:word-count="957" meta:character-count="5960"/>
  </office:meta>
</office:document-meta>
</file>